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3.506cm" table:align="left" style:writing-mode="lr-tb"/>
    </style:style>
    <style:style style:name="Tabla2.A" style:family="table-column">
      <style:table-column-properties style:column-width="4.574cm"/>
    </style:style>
    <style:style style:name="Tabla2.B" style:family="table-column">
      <style:table-column-properties style:column-width="5.833cm"/>
    </style:style>
    <style:style style:name="Tabla2.C" style:family="table-column">
      <style:table-column-properties style:column-width="3.099cm"/>
    </style:style>
    <style:style style:name="Tabla2.1" style:family="table-row">
      <style:table-row-properties fo:keep-together="auto"/>
    </style:style>
    <style:style style:name="Tabla2.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3.531cm" table:align="left" style:writing-mode="lr-tb"/>
    </style:style>
    <style:style style:name="Tabla3.A" style:family="table-column">
      <style:table-column-properties style:column-width="4.574cm"/>
    </style:style>
    <style:style style:name="Tabla3.B" style:family="table-column">
      <style:table-column-properties style:column-width="5.757cm"/>
    </style:style>
    <style:style style:name="Tabla3.C" style:family="table-column">
      <style:table-column-properties style:column-width="3.2cm"/>
    </style:style>
    <style:style style:name="Tabla3.1" style:family="table-row">
      <style:table-row-properties fo:keep-together="auto"/>
    </style:style>
    <style:style style:name="Tabla3.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3.809cm" fo:margin-left="0cm" table:align="left" style:writing-mode="lr-tb"/>
    </style:style>
    <style:style style:name="Tabla4.A" style:family="table-column">
      <style:table-column-properties style:column-width="5.468cm"/>
    </style:style>
    <style:style style:name="Tabla4.B" style:family="table-column">
      <style:table-column-properties style:column-width="5.015cm"/>
    </style:style>
    <style:style style:name="Tabla4.C" style:family="table-column">
      <style:table-column-properties style:column-width="3.198cm"/>
    </style:style>
    <style:style style:name="Tabla4.D" style:family="table-column">
      <style:table-column-properties style:column-width="0.129cm"/>
    </style:style>
    <style:style style:name="Tabla4.1" style:family="table-row">
      <style:table-row-properties style:min-row-height="0.487cm" fo:keep-together="auto"/>
    </style:style>
    <style:style style:name="Tabla4.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a4.2" style:family="table-row">
      <style:table-row-properties style:min-row-height="1.974cm" fo:keep-together="auto"/>
    </style:style>
    <style:style style:name="Tabla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A3" style:family="table-cell">
      <style:table-cell-properties style:vertical-align="top" fo:background-color="#a6a6a6" fo:padding="0cm" fo:border-left="0.5pt solid #000000" fo:border-right="none" fo:border-top="0.5pt solid #000000" fo:border-bottom="0.5pt solid #000000" style:writing-mode="lr-tb">
        <style:background-image/>
      </style:table-cell-properties>
    </style:style>
    <style:style style:name="Tabla4.D3" style:family="table-cell">
      <style:table-cell-properties style:vertical-align="top" fo:padding="0cm" fo:border-left="0.5pt solid #000000" fo:border-right="none" fo:border-top="none" fo:border-bottom="none" style:writing-mode="lr-tb"/>
    </style:style>
    <style:style style:name="Tabla4.4" style:family="table-row">
      <style:table-row-properties style:min-row-height="2cm" fo:keep-together="auto"/>
    </style:style>
    <style:style style:name="Tabla4.A4" style:family="table-cell">
      <style:table-cell-properties style:vertical-align="top" fo:padding="0cm" fo:border-left="0.5pt solid #000000" fo:border-right="none" fo:border-top="0.5pt solid #000000" fo:border-bottom="0.5pt solid #000000" style:writing-mode="lr-tb"/>
    </style:style>
    <style:style style:name="Tabla4.B4" style:family="table-cell">
      <style:table-cell-properties style:vertical-align="top" fo:padding="0cm" fo:border-left="0.5pt solid #000000" fo:border-right="none" fo:border-top="0.5pt solid #000000" fo:border-bottom="0.5pt solid #000000" style:writing-mode="lr-tb"/>
    </style:style>
    <style:style style:name="Tabla4.C4" style:family="table-cell">
      <style:table-cell-properties style:vertical-align="top" fo:padding="0cm" fo:border-left="0.5pt solid #000000" fo:border-right="none" fo:border-top="0.5pt solid #000000" fo:border-bottom="0.5pt solid #000000" style:writing-mode="lr-tb"/>
    </style:style>
    <style:style style:name="Tabla4.D4" style:family="table-cell">
      <style:table-cell-properties style:vertical-align="top" fo:padding="0cm" fo:border-left="0.5pt solid #000000" fo:border-right="none" fo:border-top="none" fo:border-bottom="none" style:writing-mode="lr-tb"/>
    </style:style>
    <style:style style:name="Tabla5" style:family="table">
      <style:table-properties style:width="13.75cm" table:align="left" style:writing-mode="lr-tb"/>
    </style:style>
    <style:style style:name="Tabla5.A" style:family="table-column">
      <style:table-column-properties style:column-width="5.921cm"/>
    </style:style>
    <style:style style:name="Tabla5.B" style:family="table-column">
      <style:table-column-properties style:column-width="4.9cm"/>
    </style:style>
    <style:style style:name="Tabla5.C" style:family="table-column">
      <style:table-column-properties style:column-width="2.928cm"/>
    </style:style>
    <style:style style:name="Tabla5.1" style:family="table-row">
      <style:table-row-properties fo:keep-together="auto"/>
    </style:style>
    <style:style style:name="Tabla5.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3.75cm" table:align="left" style:writing-mode="lr-tb"/>
    </style:style>
    <style:style style:name="Tabla6.A" style:family="table-column">
      <style:table-column-properties style:column-width="5.816cm"/>
    </style:style>
    <style:style style:name="Tabla6.B" style:family="table-column">
      <style:table-column-properties style:column-width="5.008cm"/>
    </style:style>
    <style:style style:name="Tabla6.C" style:family="table-column">
      <style:table-column-properties style:column-width="2.861cm"/>
    </style:style>
    <style:style style:name="Tabla6.D" style:family="table-column">
      <style:table-column-properties style:column-width="0.065cm"/>
    </style:style>
    <style:style style:name="Tabla6.1" style:family="table-row">
      <style:table-row-properties style:min-row-height="0.49cm" fo:keep-together="auto"/>
    </style:style>
    <style:style style:name="Tabla6.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C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a6.2" style:family="table-row">
      <style:table-row-properties style:min-row-height="1.983cm" fo:keep-together="auto"/>
    </style:style>
    <style:style style:name="Tabla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3" style:family="table-cell">
      <style:table-cell-properties style:vertical-align="top" fo:background-color="#a6a6a6" fo:padding="0cm" fo:border-left="0.5pt solid #000000" fo:border-right="none" fo:border-top="0.5pt solid #000000" fo:border-bottom="0.5pt solid #000000" style:writing-mode="lr-tb">
        <style:background-image/>
      </style:table-cell-properties>
    </style:style>
    <style:style style:name="Tabla6.D3" style:family="table-cell">
      <style:table-cell-properties style:vertical-align="top" fo:padding="0cm" fo:border-left="0.5pt solid #000000" fo:border-right="none" fo:border-top="none" fo:border-bottom="none" style:writing-mode="lr-tb"/>
    </style:style>
    <style:style style:name="Tabla6.4" style:family="table-row">
      <style:table-row-properties style:min-row-height="1.517cm" fo:keep-together="auto"/>
    </style:style>
    <style:style style:name="Tabla6.A4" style:family="table-cell">
      <style:table-cell-properties style:vertical-align="top" fo:padding="0cm" fo:border-left="0.5pt solid #000000" fo:border-right="none" fo:border-top="0.5pt solid #000000" fo:border-bottom="0.5pt solid #000000" style:writing-mode="lr-tb"/>
    </style:style>
    <style:style style:name="Tabla6.B4" style:family="table-cell">
      <style:table-cell-properties style:vertical-align="top" fo:padding="0cm" fo:border-left="0.5pt solid #000000" fo:border-right="none" fo:border-top="0.5pt solid #000000" fo:border-bottom="0.5pt solid #000000" style:writing-mode="lr-tb"/>
    </style:style>
    <style:style style:name="Tabla6.C4" style:family="table-cell">
      <style:table-cell-properties style:vertical-align="top" fo:padding="0cm" fo:border-left="0.5pt solid #000000" fo:border-right="none" fo:border-top="0.5pt solid #000000" fo:border-bottom="0.5pt solid #000000" style:writing-mode="lr-tb"/>
    </style:style>
    <style:style style:name="Tabla6.D4" style:family="table-cell">
      <style:table-cell-properties style:vertical-align="top" fo:padding="0cm" fo:border-left="0.5pt solid #000000" fo:border-right="none" fo:border-top="none" fo:border-bottom="none" style:writing-mode="lr-tb"/>
    </style:style>
    <style:style style:name="Tabla7" style:family="table">
      <style:table-properties style:width="13.75cm" table:align="left" style:writing-mode="lr-tb"/>
    </style:style>
    <style:style style:name="Tabla7.A" style:family="table-column">
      <style:table-column-properties style:column-width="4.674cm"/>
    </style:style>
    <style:style style:name="Tabla7.B" style:family="table-column">
      <style:table-column-properties style:column-width="6.131cm"/>
    </style:style>
    <style:style style:name="Tabla7.C" style:family="table-column">
      <style:table-column-properties style:column-width="0.048cm"/>
    </style:style>
    <style:style style:name="Tabla7.D" style:family="table-column">
      <style:table-column-properties style:column-width="2.828cm"/>
    </style:style>
    <style:style style:name="Tabla7.E" style:family="table-column">
      <style:table-column-properties style:column-width="0.069cm"/>
    </style:style>
    <style:style style:name="Tabla7.1" style:family="table-row">
      <style:table-row-properties fo:keep-together="auto"/>
    </style:style>
    <style:style style:name="Tabla7.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C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3" style:family="table-cell">
      <style:table-cell-properties style:vertical-align="top" fo:background-color="#a6a6a6" fo:padding="0cm" fo:border-left="0.5pt solid #000000" fo:border-right="none" fo:border-top="0.5pt solid #000000" fo:border-bottom="0.5pt solid #000000" style:writing-mode="lr-tb">
        <style:background-image/>
      </style:table-cell-properties>
    </style:style>
    <style:style style:name="Tabla7.E3" style:family="table-cell">
      <style:table-cell-properties style:vertical-align="top" fo:padding="0cm" fo:border-left="0.5pt solid #000000" fo:border-right="none" fo:border-top="none" fo:border-bottom="none" style:writing-mode="lr-tb"/>
    </style:style>
    <style:style style:name="Tabla7.A4" style:family="table-cell">
      <style:table-cell-properties style:vertical-align="top" fo:padding="0cm" fo:border-left="0.5pt solid #000000" fo:border-right="none" fo:border-top="0.5pt solid #000000" fo:border-bottom="0.5pt solid #000000" style:writing-mode="lr-tb"/>
    </style:style>
    <style:style style:name="Tabla7.B4" style:family="table-cell">
      <style:table-cell-properties style:vertical-align="top" fo:padding="0cm" fo:border-left="0.5pt solid #000000" fo:border-right="none" fo:border-top="0.5pt solid #000000" fo:border-bottom="0.5pt solid #000000" style:writing-mode="lr-tb"/>
    </style:style>
    <style:style style:name="Tabla7.D4" style:family="table-cell">
      <style:table-cell-properties style:vertical-align="top" fo:padding="0cm" fo:border-left="0.5pt solid #000000" fo:border-right="none" fo:border-top="0.5pt solid #000000" fo:border-bottom="0.5pt solid #000000" style:writing-mode="lr-tb"/>
    </style:style>
    <style:style style:name="Tabla7.E4" style:family="table-cell">
      <style:table-cell-properties style:vertical-align="top" fo:padding="0cm" fo:border-left="0.5pt solid #000000" fo:border-right="none" fo:border-top="none" fo:border-bottom="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weight="bold" style:font-weight-asian="bold"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font-size="8pt" fo:font-weight="bold" style:font-size-asian="8pt" style:font-weight-asian="bold" style:font-size-complex="8pt"/>
    </style:style>
    <style:style style:name="P7"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8" style:family="paragraph" style:parent-style-name="Text_20_body">
      <style:paragraph-properties fo:margin-left="0cm" fo:margin-right="0cm" fo:text-align="justify" style:justify-single-word="false" fo:text-indent="0cm" style:auto-text-indent="false" style:snap-to-layout-grid="false"/>
      <style:text-properties fo:language="es" fo:country="MX"/>
    </style:style>
    <style:style style:name="P9" style:family="paragraph" style:parent-style-name="Text_20_body">
      <style:paragraph-properties fo:margin-left="0cm" fo:margin-right="0cm" fo:text-align="justify" style:justify-single-word="false" fo:text-indent="0cm" style:auto-text-indent="false" style:snap-to-layout-grid="false"/>
    </style:style>
    <style:style style:name="P10"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fo:background-color="#ffffff"/>
    </style:style>
    <style:style style:name="P11" style:family="paragraph" style:parent-style-name="Sangría_20_2_20_de_20_t._20_independiente1">
      <style:paragraph-properties fo:margin-left="0cm" fo:margin-right="0cm" fo:text-align="center" style:justify-single-word="false" fo:text-indent="0cm" style:auto-text-indent="false" style:snap-to-layout-grid="false"/>
      <style:text-properties fo:language="es" fo:country="MX" fo:font-weight="bold" style:font-weight-asian="bold" style:font-weight-complex="bold"/>
    </style:style>
    <style:style style:name="P12" style:family="paragraph" style:parent-style-name="Sangría_20_2_20_de_20_t._20_independiente1">
      <style:paragraph-properties fo:margin-left="0cm" fo:margin-right="0cm" fo:text-align="center" style:justify-single-word="false" fo:text-indent="0cm" style:auto-text-indent="false" style:snap-to-layout-grid="false"/>
      <style:text-properties fo:language="es" fo:country="MX" fo:font-weight="bold" style:font-weight-asian="bold"/>
    </style:style>
    <style:style style:name="P13" style:family="paragraph" style:parent-style-name="Sangría_20_2_20_de_20_t._20_independiente1">
      <style:paragraph-properties fo:margin-left="0cm" fo:margin-right="0cm" fo:text-indent="0cm" style:auto-text-indent="false" style:snap-to-layout-grid="false"/>
      <style:text-properties fo:language="es" fo:country="MX" fo:font-weight="bold" style:font-weight-asian="bold"/>
    </style:style>
    <style:style style:name="P14" style:family="paragraph" style:parent-style-name="Sangría_20_2_20_de_20_t._20_independiente1">
      <style:paragraph-properties fo:margin-left="0cm" fo:margin-right="0cm" fo:text-indent="0cm" style:auto-text-indent="false" style:snap-to-layout-grid="false"/>
      <style:text-properties fo:language="es" fo:country="MX"/>
    </style:style>
    <style:style style:name="P15" style:family="paragraph" style:parent-style-name="Sangría_20_2_20_de_20_t._20_independiente1">
      <style:paragraph-properties fo:margin-left="0cm" fo:margin-right="0cm" fo:text-align="center" style:justify-single-word="false" fo:text-indent="0cm" style:auto-text-indent="false" style:snap-to-layout-grid="false"/>
      <style:text-properties fo:language="es" fo:country="MX"/>
    </style:style>
    <style:style style:name="P16" style:family="paragraph" style:parent-style-name="Sangría_20_2_20_de_20_t._20_independiente1">
      <style:paragraph-properties fo:margin-left="0cm" fo:margin-right="0cm" fo:text-align="center" style:justify-single-word="false" fo:text-indent="0cm" style:auto-text-indent="false" style:snap-to-layout-grid="false">
        <style:tab-stops>
          <style:tab-stop style:position="15.094cm"/>
        </style:tab-stops>
      </style:paragraph-properties>
      <style:text-properties fo:language="es" fo:country="MX"/>
    </style:style>
    <style:style style:name="P17" style:family="paragraph" style:parent-style-name="Sangría_20_2_20_de_20_t._20_independiente1">
      <style:paragraph-properties fo:margin-left="0cm" fo:margin-right="0cm" fo:text-indent="0cm" style:auto-text-indent="false" style:snap-to-layout-grid="false"/>
      <style:text-properties fo:language="es" fo:country="MX" fo:background-color="#ffff00"/>
    </style:style>
    <style:style style:name="P18" style:family="paragraph" style:parent-style-name="Sangría_20_2_20_de_20_t._20_independiente1">
      <style:paragraph-properties fo:margin-left="0cm" fo:margin-right="0cm" fo:text-indent="0cm" style:auto-text-indent="false" style:snap-to-layout-grid="false"/>
    </style:style>
    <style:style style:name="P19" style:family="paragraph" style:parent-style-name="Sangría_20_2_20_de_20_t._20_independiente1">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20" style:family="paragraph" style:parent-style-name="Sangría_20_2_20_de_20_t._20_independiente1">
      <style:paragraph-properties fo:margin-left="0cm" fo:margin-right="0cm" fo:text-align="center" style:justify-single-word="false" fo:text-indent="0cm" style:auto-text-indent="false" style:snap-to-layout-grid="false"/>
      <style:text-properties fo:font-weight="bold" style:font-weight-asian="bold"/>
    </style:style>
    <style:style style:name="P21" style:family="paragraph" style:parent-style-name="Header">
      <style:paragraph-properties fo:text-align="center" style:justify-single-word="fals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autospace="none"/>
    </style:style>
    <style:style style:name="P24" style:family="paragraph" style:parent-style-name="Standard">
      <style:paragraph-properties fo:text-align="justify" style:justify-single-word="false" style:snap-to-layout-grid="false"/>
    </style:style>
    <style:style style:name="P25" style:family="paragraph" style:parent-style-name="Standard">
      <style:paragraph-properties fo:text-align="justify" style:justify-single-word="false" style:snap-to-layout-grid="false"/>
      <style:text-properties fo:language="es" fo:country="ES" fo:background-color="#ffffff"/>
    </style:style>
    <style:style style:name="P26" style:family="paragraph" style:parent-style-name="Standard">
      <style:paragraph-properties fo:text-align="justify" style:justify-single-word="false"/>
      <style:text-properties fo:language="es" fo:country="MX"/>
    </style:style>
    <style:style style:name="P27" style:family="paragraph" style:parent-style-name="Standard">
      <style:paragraph-properties style:snap-to-layout-grid="false"/>
      <style:text-properties fo:language="es" fo:country="MX" fo:font-weight="bold" style:font-weight-asian="bold"/>
    </style:style>
    <style:style style:name="P28" style:family="paragraph" style:parent-style-name="Standard">
      <style:paragraph-properties style:snap-to-layout-grid="false"/>
      <style:text-properties fo:language="es" fo:country="MX"/>
    </style:style>
    <style:style style:name="P29" style:family="paragraph" style:parent-style-name="Sangría_20_2_20_de_20_t._20_independiente1">
      <style:paragraph-properties fo:margin-left="0.009cm" fo:margin-right="0cm" fo:margin-top="0cm" fo:margin-bottom="0.212cm" fo:text-indent="0cm" style:auto-text-indent="false" style:snap-to-layout-grid="false"/>
    </style:style>
    <style:style style:name="P30" style:family="paragraph" style:parent-style-name="Sangría_20_2_20_de_20_t._20_independiente1">
      <style:paragraph-properties fo:margin-left="0.009cm" fo:margin-right="0cm" fo:text-align="justify" style:justify-single-word="false" fo:text-indent="0cm" style:auto-text-indent="false" style:snap-to-layout-grid="false"/>
      <style:text-properties fo:language="es" fo:country="ES"/>
    </style:style>
    <style:style style:name="P31" style:family="paragraph" style:parent-style-name="Sangría_20_2_20_de_20_t._20_independiente1">
      <style:paragraph-properties fo:margin-left="0.009cm" fo:margin-right="0cm" fo:text-align="center" style:justify-single-word="false" fo:text-indent="0cm" style:auto-text-indent="false" style:snap-to-layout-grid="false"/>
      <style:text-properties fo:language="es" fo:country="ES" fo:font-weight="bold" style:font-weight-asian="bold"/>
    </style:style>
    <style:style style:name="P32" style:family="paragraph" style:parent-style-name="Sangría_20_2_20_de_20_t._20_independiente1">
      <style:paragraph-properties fo:margin-left="0.009cm" fo:margin-right="0cm" fo:text-indent="0cm" style:auto-text-indent="false" style:snap-to-layout-grid="false">
        <style:tab-stops>
          <style:tab-stop style:position="3.995cm"/>
        </style:tab-stops>
      </style:paragraph-properties>
      <style:text-properties fo:language="es" fo:country="ES"/>
    </style:style>
    <style:style style:name="P33" style:family="paragraph" style:parent-style-name="Sangría_20_2_20_de_20_t._20_independiente1">
      <style:paragraph-properties fo:margin-left="0.009cm" fo:margin-right="0cm" fo:text-align="justify" style:justify-single-word="false" fo:text-indent="0cm" style:auto-text-indent="false" style:snap-to-layout-grid="false"/>
      <style:text-properties fo:language="es" fo:country="MX"/>
    </style:style>
    <style:style style:name="P34" style:family="paragraph" style:parent-style-name="Standard">
      <style:paragraph-properties fo:margin-left="0.009cm" fo:margin-right="0cm" fo:text-align="justify" style:justify-single-word="false" fo:text-indent="0cm" style:auto-text-indent="false" style:snap-to-layout-grid="false"/>
      <style:text-properties fo:language="es" fo:country="MX"/>
    </style:style>
    <style:style style:name="P35" style:family="paragraph" style:parent-style-name="Standard">
      <style:paragraph-properties fo:margin-left="0cm" fo:margin-right="0cm" fo:text-align="justify" style:justify-single-word="false" fo:text-indent="0.831cm" style:auto-text-indent="false" style:text-autospace="none"/>
    </style:style>
    <style:style style:name="P36" style:family="paragraph" style:parent-style-name="Standard">
      <style:paragraph-properties fo:margin-left="0cm" fo:margin-right="0cm" fo:text-align="justify" style:justify-single-word="false" fo:text-indent="0.806cm" style:auto-text-indent="false" style:text-autospace="none"/>
      <style:text-properties fo:language="es" fo:country="ES"/>
    </style:style>
    <style:style style:name="P37" style:family="paragraph" style:parent-style-name="Standard">
      <style:paragraph-properties fo:margin-left="0cm" fo:margin-right="0cm" fo:text-align="justify" style:justify-single-word="false" fo:text-indent="0.806cm" style:auto-text-indent="false" style:text-autospace="none">
        <style:tab-stops>
          <style:tab-stop style:position="0.635cm"/>
        </style:tab-stops>
      </style:paragraph-properties>
      <style:text-properties fo:language="es" fo:country="ES"/>
    </style:style>
    <style:style style:name="P38" style:family="paragraph" style:parent-style-name="Standard">
      <style:paragraph-properties fo:margin-left="0cm" fo:margin-right="0cm" fo:text-align="justify" style:justify-single-word="false" fo:text-indent="0.806cm" style:auto-text-indent="false" style:text-autospace="none"/>
    </style:style>
    <style:style style:name="P39" style:family="paragraph" style:parent-style-name="Text_20_body">
      <style:paragraph-properties fo:text-align="justify" style:justify-single-word="false" style:snap-to-layout-grid="false"/>
      <style:text-properties fo:language="es" fo:country="MX"/>
    </style:style>
    <style:style style:name="P40" style:family="paragraph" style:parent-style-name="Text_20_body">
      <style:paragraph-properties fo:margin-left="0cm" fo:margin-right="0cm" fo:text-align="justify" style:justify-single-word="false" fo:text-indent="-0.123cm" style:auto-text-indent="false" style:snap-to-layout-grid="false"/>
      <style:text-properties fo:language="es" fo:country="MX"/>
    </style:style>
    <style:style style:name="P41" style:family="paragraph" style:parent-style-name="Text_20_body">
      <style:paragraph-properties fo:margin-left="0cm" fo:margin-right="0cm" fo:text-align="justify" style:justify-single-word="false" fo:text-indent="-0.123cm" style:auto-text-indent="false" style:snap-to-layout-grid="false"/>
    </style:style>
    <style:style style:name="P42" style:family="paragraph" style:parent-style-name="arielito">
      <style:paragraph-properties fo:text-align="center" style:justify-single-word="false"/>
    </style:style>
    <style:style style:name="P43" style:family="paragraph" style:parent-style-name="arielito">
      <style:paragraph-properties fo:text-align="justify" style:justify-single-word="false"/>
    </style:style>
    <style:style style:name="P44" style:family="paragraph" style:parent-style-name="arielito">
      <style:paragraph-properties fo:text-align="start" style:justify-single-word="false"/>
    </style:style>
    <style:style style:name="P45" style:family="paragraph" style:parent-style-name="arielito">
      <style:paragraph-properties fo:margin-top="0cm" fo:margin-bottom="0.212cm"/>
    </style:style>
    <style:style style:name="P46" style:family="paragraph" style:parent-style-name="arielito">
      <style:paragraph-properties fo:margin-top="0cm" fo:margin-bottom="0cm" fo:text-align="center" style:justify-single-word="false"/>
    </style:style>
    <style:style style:name="P47" style:family="paragraph" style:parent-style-name="arielito">
      <style:paragraph-properties fo:margin-left="0cm" fo:margin-right="0cm" fo:margin-top="0cm" fo:margin-bottom="0cm" fo:text-indent="0.801cm" style:auto-text-indent="false"/>
    </style:style>
    <style:style style:name="P48" style:family="paragraph" style:parent-style-name="arielito">
      <style:paragraph-properties fo:margin-left="0cm" fo:margin-right="0cm" fo:margin-top="0cm" fo:margin-bottom="0cm" fo:text-align="justify" style:justify-single-word="false" fo:text-indent="0.801cm" style:auto-text-indent="false"/>
    </style:style>
    <style:style style:name="P49" style:family="paragraph" style:parent-style-name="Sangría_20_2_20_de_20_t._20_independiente1">
      <style:paragraph-properties fo:margin-left="0.125cm" fo:margin-right="0cm" fo:text-indent="0cm" style:auto-text-indent="false" style:snap-to-layout-grid="false"/>
      <style:text-properties fo:language="es" fo:country="MX"/>
    </style:style>
    <style:style style:name="P50" style:family="paragraph" style:parent-style-name="Sangría_20_2_20_de_20_t._20_independiente1">
      <style:paragraph-properties fo:margin-left="0.201cm" fo:margin-right="0.125cm" fo:text-indent="0cm" style:auto-text-indent="false" style:snap-to-layout-grid="false"/>
      <style:text-properties fo:language="es" fo:country="MX"/>
    </style:style>
    <style:style style:name="P51" style:family="paragraph" style:parent-style-name="Sangría_20_2_20_de_20_t._20_independiente1">
      <style:paragraph-properties fo:margin-left="0.201cm" fo:margin-right="0.201cm" fo:text-indent="0cm" style:auto-text-indent="false" style:snap-to-layout-grid="false"/>
      <style:text-properties fo:language="es" fo:country="MX"/>
    </style:style>
    <style:style style:name="P52" style:family="paragraph" style:parent-style-name="arielito">
      <style:paragraph-properties fo:margin-left="4.032cm" fo:margin-right="0cm" fo:text-align="justify" style:justify-single-word="false" fo:text-indent="-4.057cm" style:auto-text-indent="false">
        <style:tab-stops/>
      </style:paragraph-properties>
    </style:style>
    <style:style style:name="P53" style:family="paragraph" style:parent-style-name="Standard">
      <style:paragraph-properties fo:margin-left="0cm" fo:margin-right="0cm" fo:margin-top="0cm" fo:margin-bottom="0cm" fo:text-align="justify" style:justify-single-word="false" fo:text-indent="0.806cm" style:auto-text-indent="false" style:text-autospace="none"/>
      <style:text-properties fo:language="es" fo:country="ES"/>
    </style:style>
    <style:style style:name="P54" style:family="paragraph" style:parent-style-name="Text_20_body">
      <style:paragraph-properties fo:margin-left="0cm" fo:margin-right="0cm" fo:text-align="justify" style:justify-single-word="false" fo:text-indent="-0.123cm" style:auto-text-indent="false" style:snap-to-layout-grid="false"/>
      <style:text-properties fo:language="es" fo:country="MX"/>
    </style:style>
    <style:style style:name="P55" style:family="paragraph" style:parent-style-name="arielito" style:master-page-name="Standard">
      <style:paragraph-properties fo:text-align="center" style:justify-single-word="false" style:page-number="auto"/>
    </style:style>
    <style:style style:name="P56" style:family="paragraph" style:parent-style-name="arielito" style:master-page-name="">
      <style:paragraph-properties fo:margin-top="0cm" fo:margin-bottom="0cm" fo:text-align="justify" style:justify-single-word="false" style:page-number="auto"/>
    </style:style>
    <style:style style:name="P57" style:family="paragraph" style:parent-style-name="arielito">
      <style:paragraph-properties fo:margin-top="0cm" fo:margin-bottom="0cm" fo:text-align="justify" style:justify-single-word="false"/>
    </style:style>
    <style:style style:name="T1" style:family="text">
      <style:text-properties style:font-name="Trebuchet MS" style:font-name-complex="Trebuchet MS"/>
    </style:style>
    <style:style style:name="T2" style:family="text">
      <style:text-properties style:font-name="Times New Roman1" style:font-name-complex="Times New Roman1"/>
    </style:style>
    <style:style style:name="T3" style:family="text">
      <style:text-properties fo:font-size="8pt" style:font-name-asian="Trebuchet MS" style:font-size-asian="8pt" style:font-size-complex="8pt"/>
    </style:style>
    <style:style style:name="T4" style:family="text">
      <style:text-properties fo:font-size="5pt" style:font-size-asian="5pt" style:font-size-complex="5pt" style:font-weight-complex="bold"/>
    </style:style>
    <style:style style:name="T5" style:family="text">
      <style:text-properties fo:font-size="12pt" style:font-size-asian="12pt"/>
    </style:style>
    <style:style style:name="T6" style:family="text">
      <style:text-properties fo:language="es" fo:country="ES"/>
    </style:style>
    <style:style style:name="T7" style:family="text">
      <style:text-properties fo:language="es" fo:country="ES" fo:background-color="#ffffff"/>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ize-complex="12pt"/>
    </style:style>
    <style:style style:name="T11" style:family="text">
      <style:text-properties fo:language="es" fo:country="MX"/>
    </style:style>
    <style:style style:name="T12" style:family="text">
      <style:text-properties fo:language="es" fo:country="MX" fo:background-color="#ffffff"/>
    </style:style>
    <style:style style:name="T13" style:family="text">
      <style:text-properties fo:color="#000000" fo:language="es" fo:country="ES" fo:background-color="#ffffff"/>
    </style:style>
    <style:style style:name="T14" style:family="text">
      <style:text-properties fo:font-style="normal" style:font-style-asian="normal" style:font-style-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ORDENANZA N° 2553-CM-14</text:p>
      <text:p text:style-name="P42"/>
      <text:p text:style-name="P43">DESCRIPCIÓN SINTÉTICA: <text:span text:style-name="T5">SE APRUEBA AMPLIACIÓN PRESUPUESTARIA 2014.</text:span></text:p>
      <text:p text:style-name="P43"/>
      <text:p text:style-name="P43">ANTECEDENTES</text:p>
      <text:p text:style-name="P43"/>
      <text:p text:style-name="P48">Carta Orgánica Municipal.</text:p>
      <text:p text:style-name="P48"/>
      <text:p text:style-name="P48">Ordenanza 2503-CM-14: Creación fondo rotatorio municipal de apoyo y promoción economía social local.</text:p>
      <text:p text:style-name="P48"/>
      <text:p text:style-name="P48">Ordenanza 2461-CM-13: Aprueba el Convenio 180/2013 suscripto con el Ministerio de Agricultura, Ganadería y Pesca de la Nación destinados al desarrollo sustentable de las producciones agrícolas periurbanas, con el fin de fomentar y desarrollar su actividad productiva.</text:p>
      <text:p text:style-name="P48"/>
      <text:p text:style-name="P48">Ordenanza 2116-CM-10: Se adhiere a la ley provincial 4499 “Fomento de la Economía Social. Régimen de Promoción de los Mercados Productivos Asociativos”.</text:p>
      <text:p text:style-name="P48"/>
      <text:p text:style-name="P48">Ordenanza 1938-CM-09: Se aprueba el Acta Acuerdo entre el Instituto Nacional de Tecnología Industrial INTI asesoramiento científico/tecnológico integral en actividades tendientes a fortalecer las capacidades y habilidades del entramado productivo.</text:p>
      <text:p text:style-name="P48"/>
      <text:p text:style-name="P48">Ordenanza 903-CM-98: Crea el Consejo Asesor de la Microproducción, en el ámbito de la Subsecretaría de Desarrollo Económico. </text:p>
      <text:p text:style-name="P48"/>
      <text:p text:style-name="P48">Ordenanza 019-CM-92: Declara de interés municipal la creación de microemprendimientos productivos inscriptos en el Registro Municipal de Microempresas. </text:p>
      <text:p text:style-name="P48"/>
      <text:p text:style-name="P48">Ordenanza 2542-CM-14; Prestar acuerdo llamado <text:s/>licitación de obra pública. PROMEBA III, Pampa de Huenuleo.</text:p>
      <text:p text:style-name="P48"/>
      <text:p text:style-name="P48">Ordenanza 2534-CM-14: Aprobar suscripción convenios con <text:s/>Dirección Nacional Vialidad. Prestar acuerdo pliegos licitación pavimentación calles varias.</text:p>
      <text:p text:style-name="P48"/>
      <text:p text:style-name="P48">Ordenanza 2521-CM-14: Prestar acuerdo llamado a licitación pública construcción Centro Salud Nahuel Hue - Malvinas. Programa de Mejoramiento Barrial III.</text:p>
      <text:p text:style-name="P48"/>
      <text:p text:style-name="P48">Ordenanza 2520-CM-14: Desafectar dominio público fracción parcela 19-2-K-205B-02. Destina construcción Casa Educativa Terapéutica.</text:p>
      <text:p text:style-name="P48"/>
      <text:p text:style-name="P48">Convenio Marco de Adhesión Programa Mejoramiento de Barrios III firmado por el Subsecretario de Desarrollo Urbano y Vivienda de la Secretaría de Obras Públicas del Ministerio de Planificación Federal, Inversión Pública y Servicios y la Municipalidad de San Carlos de Bariloche. </text:p>
      <text:p text:style-name="P48"/>
      <text:p text:style-name="P48"><text:soft-page-break/>Convenios firmados entre la Dirección Nacional de Vialidad, representada en el Señor Administrador General Ing. Nelson Guillermo Periotti y por la Municipalidad de San Carlos de Bariloche representada por su Intendente Lic. María Eugenia Martini.</text:p>
      <text:p text:style-name="P48"/>
      <text:p text:style-name="P48">Nota SSDUyV 1369/2013 de la Subsecretaría de Desarrollo Urbano y Vivienda, sobre Obras Complementarias Financiables para 376 Viviendas de Licitaciones 01 a 04/13.</text:p>
      <text:p text:style-name="P48"/>
      <text:p text:style-name="P48">Notas de la Coordinadora Ejecutiva del PROMEBA III N°s 696 a 702/14 con No Objeciones al llamado a Licitación Pública de Obras Pampa Huenlueo.</text:p>
      <text:p text:style-name="P48"/>
      <text:p text:style-name="P48">Nota SSDUyV 1674/2014 de la Subsecretaría de Desarrollo Urbano y Vivienda, sobre la No Objeción Técnica para la Construcción de 495 Viviendas. </text:p>
      <text:p text:style-name="P48"/>
      <text:p text:style-name="P48">Convenio Específico de Obra entre el Ministerio de Planificación Federal, <text:s/>Inversión Pública y Servicios; la Secretaría de Programación para la Prevención de la Drogadicción y la Lucha contra el Narcotráfico y la Municipalidad de San Carlos de Bariloche. </text:p>
      <text:p text:style-name="P48"/>
      <text:p text:style-name="P48"><text:span text:style-name="T6">Convenio </text:span>particular Programa Federal de construcción de viviendas "Techo Digno" de fecha 23 de diciembre de 2013 celebrado entre la Subsecretaría de Desarrollo Urbano y Vivienda dependiente de la Secretaría de Obras Públicas del Ministerio de Planificación Federal, Inversión Pública y Servicios, y la Municipalidad de San Carlos de Bariloche.</text:p>
      <text:p text:style-name="P48"/>
      <text:p text:style-name="P48">Nota 167-AT IMTVHS con la nómina de las Cooperativas de viviendas y gremio. </text:p>
      <text:p text:style-name="P47"/>
      <text:p text:style-name="P47"/>
      <text:p text:style-name="P56">FUNDAMENTOS</text:p>
      <text:p text:style-name="P57"/>
      <text:p text:style-name="P57"/>
      <text:p text:style-name="P53">El Estado municipal a través de la Secretaría de Desarrollo Económico promueve acciones que tienden a la diversificación económica productiva de la ciudad basadas en un enfoque de desarrollo sustentable, incentivando iniciativas empresariales que aporten alto valor agregado a sus productos y servicios, que tiendan a la generación de empleo, <text:s/>priorizando aquellas que desarrollen dinámicas asociativas y a las Pymes.</text:p>
      <text:p text:style-name="P36"/>
      <text:p text:style-name="P36">Desde el Gobierno Nacional, mediante Convenio entre el Ministerio de Industria, Secretaría de la Pequeña y Mediana Empresa y Desarrollo Regional, y la Municipalidad de San Carlos de Bariloche, <text:s/>se otorga un aporte no reintegrable por un monto total de pesos seiscientos noventa y ocho mil quinientos cincuenta ($698.550), con el objeto de impulsar el fortalecimiento de las capacidades de gestión específicas, de un conjunto de actores considerados estratégicos, que acompañen de manera descentralizada la comunicación del Programa de Acceso al Crédito y la Competitividad (en adelante PACC), la asistencia a emprendedores y empresarios en la formulación de proyectos y el seguimiento en la ejecución de los mismos.</text:p>
      <text:p text:style-name="P36"/>
      <text:p text:style-name="P36">Con el propósito de mejorar la calidad de vida de los vecinos con obras de infraestructura de servicio y obras de equipamiento comunitario, el gobierno municipal realiza desde principios del año 2013 gestiones ante el Ministerio de Planificación Federal, Inversión Pública y Servicios de la Nación. </text:p>
      <text:p text:style-name="P38"/>
      <text:p text:style-name="P36"><text:soft-page-break/>La Municipalidad de Bariloche formalizó la adhesión al Programa de Mejoramiento de Barrios -PROMEBA III-, para concretar un conjunto de obras de infraestructura urbana y equipamiento comunitario para los barrios de la Delegación Municipal Pampa de Huenuleu. Las obras vienen a cubrir un déficit crónico que sufre este sector, como la carencia de redes pluviales, servicio cloacal, gas natural, y equipamiento comunitario para actividades de cuidado de la niñez y la salud. </text:p>
      <text:p text:style-name="P36"/>
      <text:p text:style-name="P36">Por su localización, el plan se denomina “Plan Ejecutivo Integral Pampa de Huenuleu, Programa de Mejoramiento de Barrios PROMEBA III”. </text:p>
      <text:p text:style-name="P36"/>
      <text:p text:style-name="P36">El PROMEBA III es un programa social del Gobierno Nacional cuyo propósito es transformar el hábitat popular a partir de la provisión de infraestructura social básica, el acceso a la propiedad de la tierra y el fortalecimiento de la organización comunitaria de <text:s/>las familias con necesidades básicas insatisfechas e ingresos mínimos, resolviendo problemas <text:s/>estructurales de necesidad de equipamiento comunitario y servicios públicos. </text:p>
      <text:p text:style-name="P38"/>
      <text:p text:style-name="P36">Las obras a ejecutar son las siguientes: </text:p>
      <text:p text:style-name="P37">Equipamiento Comunitario: Centro Comunitario Barrio El Maitén.</text:p>
      <text:p text:style-name="P37">Equipamiento Comunitario: Centro de Desarrollo Infantil, Barrio Omega. </text:p>
      <text:p text:style-name="P37">Equipamiento Comunitario: Centro de Salud Nahuel Hue-Malvinas.</text:p>
      <text:p text:style-name="P37">Desagües Pluviales Nahuel Hue Malvinas: en dos etapas.</text:p>
      <text:p text:style-name="P37">Completamiento red de gas, Pampa de Huenuleu.</text:p>
      <text:p text:style-name="P37">Red Cloacal Etapa I, Barrio El Frutillar.</text:p>
      <text:p text:style-name="P38"/>
      <text:p text:style-name="P36">En otro orden, la Dirección Nacional de Vialidad ha mostrado un gran interés en colaborar con la ciudad de San Carlos de Bariloche para el desarrollo de obras de gran envergadura que el Municipio por sí solo no podría encarar. </text:p>
      <text:p text:style-name="P36"/>
      <text:p text:style-name="P36">La más destacable de los últimos tiempos es la pavimentación de calle Esandi desde la Avenida de Circunvalación que se ha ido ampliando con la rotonda en la intersección con la Avenida 12 de Octubre, la pavimentación de las colectoras y próximamente la colocación de un <text:s/>nuevo Puente sobre el Río Ñireco.</text:p>
      <text:p text:style-name="P36"/>
      <text:p text:style-name="P36">Los dos convenios recientemente firmados entre la Dirección Nacional de Vialidad y la Municipalidad de San Carlos de Bariloche prevén la pavimentación en hormigón de 75 cuadras en la trama urbana.</text:p>
      <text:p text:style-name="P38"/>
      <text:p text:style-name="P36">Por otra parte, la ciudad de San Carlos de Bariloche tiene la necesidad de dotar de infraestructura social en salud para el tratamiento para personas con problemas vinculados al consumo de drogas <text:s/>y <text:s/>alcohol, principalmente en las áreas urbanas de mayor densidad <text:s/>poblacional.</text:p>
      <text:p text:style-name="P38"/>
      <text:p text:style-name="P36">Luego de la firma del convenio para la construcción de una casa educativa terapéutica SEDRONAR, el Ejecutivo Municipal destinó un espacio para la construcción de dicha casa con una inversión del Estado Nacional de más de 18 millones de pesos para la construcción. </text:p>
      <text:p text:style-name="P36"/>
      <text:p text:style-name="P36">Finalmente, con el objeto de cubrir las necesidades habitacionales en nuestra ciudad, se prevén entre otras acciones la construcción de viviendas que serán financiadas por la Subsecretaría de Desarrollo Urbano y Vivienda, dependiente de la Secretaría de Obras Públicas del Ministerio de Planificación Federal.</text:p>
      <text:p text:style-name="P36"><text:soft-page-break/></text:p>
      <text:p text:style-name="P36">Al respecto, se ha obtenido la No Objeción Técnica para la construcción de 495 viviendas en el marco del Programa Federal de Construcción de Viviendas Techo Digno.</text:p>
      <text:p text:style-name="P22"/>
      <text:p text:style-name="P35"><text:span text:style-name="T6">Asimismo y considerando lo dispuesto por el Artículo 38° inciso 7) de la Carta Orgánica Municipal es necesario la aprobación por parte del Concejo Deliberante de la suscripción del Convenio </text:span>particular <text:span text:style-name="T8">Programa Federal de construcción de viviendas "Techo Digno"</text:span> de fecha 23 de diciembre de 2013 entre la Subsecretaría de Desarrollo Urbano y Vivienda dependiente de la Secretaría de Obras Públicas del Ministerio de Planificación Federal, Inversión Pública y Servicios, y la Municipalidad de San Carlos de Bariloche.</text:p>
      <text:p text:style-name="P42"/>
      <text:p text:style-name="P44">AUTORA: Intendenta Municipal, Lic. María Eugenia Martini. </text:p>
      <text:p text:style-name="P44"/>
      <text:p text:style-name="P52">COLABORADORES: <text:span text:style-name="T10">Secretario de Desarrollo Estratégico, Mg. Horacio Fidel Fernández; Secretario de Obras Públicas, Ing. Roberto Bartorelli; Secretario de Hacienda, Cdor. Guillermo Gallinger y Secretario de Gobierno, Daniel Natapof; Secretario de Desarrollo Económico, Fernando Del Campo.</text:span></text:p>
      <text:p text:style-name="P44"/>
      <text:p text:style-name="P42">El proyecto original Nº 635/14, con las modificaciones introducidas, fue aprobado en la sesión del día 2 de septiembre de 2014, según consta en el Acta Nº 1023/14. Por ello, en ejercicio de las atribuciones que le otorga el Art. 38 de la Carta Orgánica Municipal,</text:p>
      <text:p text:style-name="P46"/>
      <text:p text:style-name="P46">EL CONCEJO MUNICIPAL DE SAN CARLOS DE BARILOCHE</text:p>
      <text:p text:style-name="P46">SANCIONA CON CARÁCTER DE </text:p>
      <text:p text:style-name="P46">ORDENANZA</text:p>
      <text:p text:style-name="arielito"/>
      <table:table table:name="Tabla1" table:style-name="Tabla1">
        <table:table-column table:style-name="Tabla1.A"/>
        <table:table-column table:style-name="Tabla1.B"/>
        <table:table-row table:style-name="Tabla1.1">
          <table:table-cell table:style-name="Tabla1.A1" office:value-type="string">
            <text:p text:style-name="P45">Art. <text:s/>1°) <text:s text:c="3"/></text:p>
          </table:table-cell>
          <table:table-cell table:style-name="Tabla1.A1" office:value-type="string">
            <text:p text:style-name="P26">Se aprueba la ampliación de la partida presupuestaria de Ingresos y de Egresos, correspondiente al Presupuesto Municipal 2014 aprobado por Ordenanza 2485-CM-13, según Nota SSDUyV 1369/2013, que como Anexo I forma parte de la presente, y de conformidad al siguiente detalle: </text:p>
            <text:p text:style-name="Standard"/>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1">AMPLIAR</text:p>
                </table:table-cell>
                <table:table-cell table:style-name="Tabla2.A1" office:value-type="string">
                  <text:p text:style-name="P11">PARTIDA INGRESOS</text:p>
                </table:table-cell>
                <table:table-cell table:style-name="Tabla2.C1" office:value-type="string">
                  <text:p text:style-name="P11">Nº PARTIDA</text:p>
                </table:table-cell>
              </table:table-row>
              <table:table-row table:style-name="Tabla2.1">
                <table:table-cell table:style-name="Tabla2.A2" office:value-type="string">
                  <text:p text:style-name="P18">$48.953.931,22 (pesos cuarenta y ocho millones novecientos cincuenta y tres mil novecientos treinta y uno con 22/100)</text:p>
                </table:table-cell>
                <table:table-cell table:style-name="Tabla2.B2" office:value-type="string">
                  <text:p text:style-name="P14"/>
                  <text:p text:style-name="P14">451 Viviendas e Infraestructura</text:p>
                </table:table-cell>
                <table:table-cell table:style-name="Tabla2.C2" office:value-type="string">
                  <text:p text:style-name="P12"/>
                  <text:p text:style-name="P12">5.5.1.03</text:p>
                </table:table-cell>
              </table:table-row>
              <table:table-row table:style-name="Tabla2.1">
                <table:table-cell table:style-name="Tabla2.A1" office:value-type="string">
                  <text:p text:style-name="P11">AMPLIAR</text:p>
                </table:table-cell>
                <table:table-cell table:style-name="Tabla2.A1" office:value-type="string">
                  <text:p text:style-name="P11">PARTIDA EGRESOS</text:p>
                </table:table-cell>
                <table:table-cell table:style-name="Tabla2.C1" office:value-type="string">
                  <text:p text:style-name="P11">Nº PARTIDA</text:p>
                </table:table-cell>
              </table:table-row>
              <table:table-row table:style-name="Tabla2.1">
                <table:table-cell table:style-name="Tabla2.A4" office:value-type="string">
                  <text:p text:style-name="P18">$48.953.931,22 (pesos cuarenta y ocho millones novecientos cincuenta y tres mil novecientos treinta y uno con 22/100)</text:p>
                </table:table-cell>
                <table:table-cell table:style-name="Tabla2.B4" office:value-type="string">
                  <text:p text:style-name="P14"/>
                  <text:p text:style-name="P14">451 Viviendas e infraestructura</text:p>
                </table:table-cell>
                <table:table-cell table:style-name="Tabla2.C4" office:value-type="string">
                  <text:p text:style-name="P13"/>
                  <text:p text:style-name="P13">05.1.00.00.6.2.2.1.01.01.09</text:p>
                </table:table-cell>
              </table:table-row>
            </table:table>
            <text:p text:style-name="P24"><text:soft-page-break/></text:p>
          </table:table-cell>
        </table:table-row>
        <table:table-row table:style-name="Tabla1.1">
          <table:table-cell table:style-name="Tabla1.A1" office:value-type="string">
            <text:p text:style-name="P45">Art. <text:s/>2°)</text:p>
          </table:table-cell>
          <table:table-cell table:style-name="Tabla1.A1" office:value-type="string">
            <text:p text:style-name="P26">Se aprueba la ampliación de la partida presupuestaria de Ingresos y de Egresos, correspondiente al Presupuesto Municipal 2014 aprobado por Ordenanza 2485-CM-13, de conformidad al siguiente detalle: </text:p>
            <text:p text:style-name="P2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9">AMPLIAR</text:p>
                </table:table-cell>
                <table:table-cell table:style-name="Tabla3.A1" office:value-type="string">
                  <text:p text:style-name="P11">PARTIDA INGRESOS</text:p>
                </table:table-cell>
                <table:table-cell table:style-name="Tabla3.C1" office:value-type="string">
                  <text:p text:style-name="P11">N° PARTIDA</text:p>
                </table:table-cell>
              </table:table-row>
              <table:table-row table:style-name="Tabla3.1">
                <table:table-cell table:style-name="Tabla3.A2" office:value-type="string">
                  <text:p text:style-name="P14">$119.937.377,76 (pesos ciento diecinueve millones novecientos treinta y siete mil trescientos setenta y siete con 76/100)</text:p>
                </table:table-cell>
                <table:table-cell table:style-name="Tabla3.B2" office:value-type="string">
                  <text:p text:style-name="P14"/>
                  <text:p text:style-name="P14">Implementación PROMEBA III <text:s/>con recursos afectados </text:p>
                  <text:p text:style-name="P14">(Ordenanza 2521-CM-14 y Ordenanza 2542-CM-14)</text:p>
                </table:table-cell>
                <table:table-cell table:style-name="Tabla3.C2" office:value-type="string">
                  <text:p text:style-name="P12"/>
                  <text:p text:style-name="P12">5.5.1.05</text:p>
                </table:table-cell>
              </table:table-row>
              <table:table-row table:style-name="Tabla3.1">
                <table:table-cell table:style-name="Tabla3.A1" office:value-type="string">
                  <text:p text:style-name="P12">AMPLIAR</text:p>
                </table:table-cell>
                <table:table-cell table:style-name="Tabla3.A1" office:value-type="string">
                  <text:p text:style-name="P12">PARTIDA EGRESOS</text:p>
                </table:table-cell>
                <table:table-cell table:style-name="Tabla3.C1" office:value-type="string">
                  <text:p text:style-name="P12">N° PARTIDA</text:p>
                </table:table-cell>
              </table:table-row>
              <table:table-row table:style-name="Tabla3.1">
                <table:table-cell table:style-name="Tabla3.A4" office:value-type="string">
                  <text:p text:style-name="P14">$119.937.377,76 (pesos ciento diecinueve millones novecientos treinta y siete mil trescientos setenta y siete con 76/100)</text:p>
                </table:table-cell>
                <table:table-cell table:style-name="Tabla3.B4" office:value-type="string">
                  <text:p text:style-name="P14"/>
                  <text:p text:style-name="P14">Implementación PROMEBA III con recursos afectados</text:p>
                  <text:p text:style-name="P14">(Ordenanza 2521-CM-14 y Ordenanza 2542-CM-14)</text:p>
                </table:table-cell>
                <table:table-cell table:style-name="Tabla3.C4" office:value-type="string">
                  <text:p text:style-name="P13"/>
                  <text:p text:style-name="P13">08.1.00.00.6.1.4.0.08.01.17</text:p>
                </table:table-cell>
              </table:table-row>
            </table:table>
            <text:p text:style-name="P22"/>
          </table:table-cell>
        </table:table-row>
        <table:table-row table:style-name="Tabla1.1">
          <table:table-cell table:style-name="Tabla1.A1" office:value-type="string">
            <text:p text:style-name="P45">Art. <text:s/>3°) </text:p>
          </table:table-cell>
          <table:table-cell table:style-name="Tabla1.A1" office:value-type="string">
            <text:p text:style-name="P26">Se autoriza al Departamento Ejecutivo la creación de la partida presupuestaria de Ingresos y de Egresos correspondiente al Presupuesto Municipal 2014 aprobado por Ordenanza 2485-CM-13, de conformidad al siguiente detalle: </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9">CREAR</text:p>
                </table:table-cell>
                <table:table-cell table:style-name="Tabla4.A1" office:value-type="string">
                  <text:p text:style-name="P11">PARTIDA INGRESOS</text:p>
                </table:table-cell>
                <table:table-cell table:style-name="Tabla4.C1" table:number-columns-spanned="2" office:value-type="string">
                  <text:p text:style-name="P11">N° PARTIDA</text:p>
                </table:table-cell>
                <table:covered-table-cell/>
              </table:table-row>
              <table:table-row table:style-name="Tabla4.2">
                <table:table-cell table:style-name="Tabla4.A2" office:value-type="string">
                  <text:p text:style-name="P18">$46.350.000 (pesos cuarenta y seis millones trescientos cincuenta mil)</text:p>
                </table:table-cell>
                <table:table-cell table:style-name="Tabla4.B2" office:value-type="string">
                  <text:p text:style-name="P15">Plan de Pavimento Urbano</text:p>
                  <text:p text:style-name="P15">(s/Convenio aprobado por Ordenanza 2534-CM-14)</text:p>
                </table:table-cell>
                <table:table-cell table:style-name="Tabla4.C2" table:number-columns-spanned="2" office:value-type="string">
                  <text:p text:style-name="P16"/>
                </table:table-cell>
                <table:covered-table-cell/>
              </table:table-row>
              <table:table-row table:style-name="Tabla4.1">
                <table:table-cell table:style-name="Tabla4.A3" office:value-type="string">
                  <text:p text:style-name="P12">CREAR</text:p>
                </table:table-cell>
                <table:table-cell table:style-name="Tabla4.A3" office:value-type="string">
                  <text:p text:style-name="P12">PARTIDA EGRESOS</text:p>
                </table:table-cell>
                <table:table-cell table:style-name="Tabla4.A3" office:value-type="string">
                  <text:p text:style-name="P12">N° PARTIDA</text:p>
                </table:table-cell>
                <table:table-cell table:style-name="Tabla4.D3" office:value-type="string">
                  <text:p text:style-name="P27"/>
                </table:table-cell>
              </table:table-row>
              <table:table-row table:style-name="Tabla4.4">
                <table:table-cell table:style-name="Tabla4.A4" office:value-type="string">
                  <text:p text:style-name="P49">$46.350.000 (pesos cuarenta y seis millones trescientos cincuenta mil)</text:p>
                </table:table-cell>
                <table:table-cell table:style-name="Tabla4.B4" office:value-type="string">
                  <text:p text:style-name="P15">Plan de Pavimento Urbano</text:p>
                  <text:p text:style-name="P15">(s/ Convenio aprobado por Ordenanza 2534-CM-14)</text:p>
                </table:table-cell>
                <table:table-cell table:style-name="Tabla4.C4" office:value-type="string">
                  <text:p text:style-name="P15"/>
                </table:table-cell>
                <table:table-cell table:style-name="Tabla4.D4" office:value-type="string">
                  <text:p text:style-name="P28"/>
                </table:table-cell>
              </table:table-row>
            </table:table>
            <text:p text:style-name="P29"/>
          </table:table-cell>
        </table:table-row>
        <table:table-row table:style-name="Tabla1.1">
          <table:table-cell table:style-name="Tabla1.A1" office:value-type="string">
            <text:p text:style-name="P45">Art. <text:s/>4º)</text:p>
          </table:table-cell>
          <table:table-cell table:style-name="Tabla1.A1" office:value-type="string">
            <text:p text:style-name="P30">Se aprueba la suscripción del Convenio Específico de Obra entre el Ministerio de Planificación Federal, Inversión Pública y Servicios, la Secretaría de Programación para la Prevención de la Drogadicción y la Lucha Contra el Narcotráfico y la Municipalidad de San Carlos de Bariloche de fecha 19 de junio de 2014 que como Anexo II forma parte de la presente. <text:s/></text:p>
            <text:p text:style-name="P30"/>
          </table:table-cell>
        </table:table-row>
        <table:table-row table:style-name="Tabla1.1">
          <table:table-cell table:style-name="Tabla1.A1" office:value-type="string">
            <text:p text:style-name="P45">Art. <text:s/>5º)</text:p>
          </table:table-cell>
          <table:table-cell table:style-name="Tabla1.A1" office:value-type="string">
            <text:p text:style-name="P34">Se autoriza al Departamento Ejecutivo la creación de la partida presupuestaria de Ingresos y Egresos, correspondiente al Presupuesto Municipal 2014 aprobado por Ordenanza 2485-CM-13, de conformidad al siguiente detalle: </text:p>
            <text:p text:style-name="P3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0">CREAR</text:p>
                </table:table-cell>
                <table:table-cell table:style-name="Tabla5.A1" office:value-type="string">
                  <text:p text:style-name="P12">PARTIDA INGRESOS</text:p>
                </table:table-cell>
                <table:table-cell table:style-name="Tabla5.C1" office:value-type="string">
                  <text:p text:style-name="P12">N° PARTIDA</text:p>
                </table:table-cell>
              </table:table-row>
              <table:table-row table:style-name="Tabla5.1">
                <table:table-cell table:style-name="Tabla5.A2" office:value-type="string">
                  <text:p text:style-name="P18">$18.635.485,11 (pesos dieciocho millones seiscientos treinta y cinco mil cuatrocientos ochenta y cinco con 11/100)</text:p>
                </table:table-cell>
                <table:table-cell table:style-name="Tabla5.B2" office:value-type="string">
                  <text:p text:style-name="P14">Casa Educativa y Terapéutica.</text:p>
                </table:table-cell>
                <table:table-cell table:style-name="Tabla5.C2" office:value-type="string">
                  <text:p text:style-name="P14"/>
                </table:table-cell>
              </table:table-row>
              <table:table-row table:style-name="Tabla5.1">
                <table:table-cell table:style-name="Tabla5.A1" office:value-type="string">
                  <text:p text:style-name="P20"><text:soft-page-break/>CREAR</text:p>
                </table:table-cell>
                <table:table-cell table:style-name="Tabla5.A1" office:value-type="string">
                  <text:p text:style-name="P12">PARTIDA EGRESOS</text:p>
                </table:table-cell>
                <table:table-cell table:style-name="Tabla5.C1" office:value-type="string">
                  <text:p text:style-name="P12">N° PARTIDA</text:p>
                </table:table-cell>
              </table:table-row>
              <table:table-row table:style-name="Tabla5.1">
                <table:table-cell table:style-name="Tabla5.A4" office:value-type="string">
                  <text:p text:style-name="P18">$18.635.485,11 (pesos dieciocho millones seiscientos treinta y cinco mil cuatrocientos ochenta y cinco con 11/100)</text:p>
                </table:table-cell>
                <table:table-cell table:style-name="Tabla5.B4" office:value-type="string">
                  <text:p text:style-name="P14">Casa Educativa y Terapéutica.</text:p>
                </table:table-cell>
                <table:table-cell table:style-name="Tabla5.C4" office:value-type="string">
                  <text:p text:style-name="P14"/>
                </table:table-cell>
              </table:table-row>
            </table:table>
            <text:p text:style-name="P33"/>
          </table:table-cell>
        </table:table-row>
        <table:table-row table:style-name="Tabla1.1">
          <table:table-cell table:style-name="Tabla1.A1" office:value-type="string">
            <text:p text:style-name="P45">Art. <text:s/>6º)</text:p>
          </table:table-cell>
          <table:table-cell table:style-name="Tabla1.A1" office:value-type="string">
            <text:p text:style-name="P26">Se autoriza al Departamento Ejecutivo la creación de la partida presupuestaria de Ingresos y de Egresos, correspondiente al Presupuesto Municipal 2014 aprobado por Ordenanza 2485-CM-13, según Nota SSDUyV 1674/2014 de fecha 29 de julio de 2014, que como Anexo III forma parte de la presente, y de conformidad al siguiente detalle: </text:p>
            <text:p text:style-name="P32"><text:tab/></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CREAR</text:p>
                </table:table-cell>
                <table:table-cell table:style-name="Tabla6.A1" office:value-type="string">
                  <text:p text:style-name="P12">PARTIDA INGRESOS</text:p>
                </table:table-cell>
                <table:table-cell table:style-name="Tabla6.C1" table:number-columns-spanned="2" office:value-type="string">
                  <text:p text:style-name="P12">N° PARTIDA</text:p>
                </table:table-cell>
                <table:covered-table-cell/>
              </table:table-row>
              <table:table-row table:style-name="Tabla6.2">
                <table:table-cell table:style-name="Tabla6.A2" office:value-type="string">
                  <text:p text:style-name="P18">$225.123.240 (pesos doscientos veinticinco millones ciento veintitrés mil doscientos cuarenta) </text:p>
                </table:table-cell>
                <table:table-cell table:style-name="Tabla6.B2" office:value-type="string">
                  <text:p text:style-name="P14">495 Viviendas e infraestructura</text:p>
                </table:table-cell>
                <table:table-cell table:style-name="Tabla6.C2" table:number-columns-spanned="2" office:value-type="string">
                  <text:p text:style-name="P14"/>
                </table:table-cell>
                <table:covered-table-cell/>
              </table:table-row>
              <table:table-row table:style-name="Tabla6.1">
                <table:table-cell table:style-name="Tabla6.A3" office:value-type="string">
                  <text:p text:style-name="P12">crear</text:p>
                </table:table-cell>
                <table:table-cell table:style-name="Tabla6.A3" office:value-type="string">
                  <text:p text:style-name="P12">PARTIDA EGRESOS</text:p>
                </table:table-cell>
                <table:table-cell table:style-name="Tabla6.A3" office:value-type="string">
                  <text:p text:style-name="P12">N° PARTIDA</text:p>
                </table:table-cell>
                <table:table-cell table:style-name="Tabla6.D3" office:value-type="string">
                  <text:p text:style-name="P27"/>
                </table:table-cell>
              </table:table-row>
              <table:table-row table:style-name="Tabla6.4">
                <table:table-cell table:style-name="Tabla6.A4" office:value-type="string">
                  <text:p text:style-name="P50">$225.123.240 (pesos doscientos veinticinco millones ciento veintitrés mil doscientos cuarenta)</text:p>
                </table:table-cell>
                <table:table-cell table:style-name="Tabla6.B4" office:value-type="string">
                  <text:p text:style-name="P51">495 Viviendas e infraestructura</text:p>
                </table:table-cell>
                <table:table-cell table:style-name="Tabla6.C4" office:value-type="string">
                  <text:p text:style-name="P17"/>
                </table:table-cell>
                <table:table-cell table:style-name="Tabla6.D4" office:value-type="string">
                  <text:p text:style-name="P28"/>
                </table:table-cell>
              </table:table-row>
            </table:table>
            <text:p text:style-name="Standard"/>
            <text:p text:style-name="P40"/>
          </table:table-cell>
        </table:table-row>
        <table:table-row table:style-name="Tabla1.1">
          <table:table-cell table:style-name="Tabla1.A1" office:value-type="string">
            <text:p text:style-name="P45">Art. <text:s/>7º)</text:p>
          </table:table-cell>
          <table:table-cell table:style-name="Tabla1.A1" office:value-type="string">
            <text:p text:style-name="P9">Se aprueba la suscripción del <text:span text:style-name="T7">Conveni</text:span><text:span text:style-name="T13">o entre el Ministerio <text:s/>de Industria, Secretaría de la Pequeña y Mediana Empresa y Desarrollo Regional y la Municipalidad de San Carlos de Bariloche, </text:span><text:span text:style-name="T7">firmado</text:span><text:span text:style-name="T7"> día 15 de abril de 2014; y el Protocolo Adicional al Convenio Marco Proyecto de Fortalecimiento Institucional de Instituciones Especializadas en Apoyo Emprendedor, firmado el 01 de agosto de 2014, </text:span><text:span text:style-name="T12">correspondiente al aporte de pesos seiscientos noventa y ocho mil quinientos cincuenta (</text:span><text:span text:style-name="T13">$698.550) y que como Anexo IV forman parte de la presente.</text:span></text:p>
            <text:p text:style-name="P10"/>
          </table:table-cell>
        </table:table-row>
        <table:table-row table:style-name="Tabla1.1">
          <table:table-cell table:style-name="Tabla1.A1" office:value-type="string">
            <text:p text:style-name="P45">Art. <text:s/>8º)</text:p>
          </table:table-cell>
          <table:table-cell table:style-name="Tabla1.A1" office:value-type="string">
            <text:p text:style-name="P8">Se autoriza al Departamento Ejecutivo a la creación de la partida presupuestaria de Ingresos y de Egresos correspondiente al Presupuesto Municipal 2014 aprobado por Ordenanza 2485-CM-13, de conformidad al siguiente detalle: </text:p>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19">CREAR</text:p>
                </table:table-cell>
                <table:table-cell table:style-name="Tabla7.A1" office:value-type="string">
                  <text:p text:style-name="P11">PARTIDA INGRESOS</text:p>
                </table:table-cell>
                <table:table-cell table:style-name="Tabla7.C1" table:number-columns-spanned="3" office:value-type="string">
                  <text:p text:style-name="P11">N° PARTIDA</text:p>
                </table:table-cell>
                <table:covered-table-cell/>
                <table:covered-table-cell/>
              </table:table-row>
              <table:table-row table:style-name="Tabla7.1">
                <table:table-cell table:style-name="Tabla7.A2" office:value-type="string">
                  <text:p text:style-name="P14">$698.550 (pesos seiscientos noventa y ocho mil quinientos cincuenta)</text:p>
                </table:table-cell>
                <table:table-cell table:style-name="Tabla7.B2" office:value-type="string">
                  <text:p text:style-name="P25">“Aporte Nacional – Programa Específico”</text:p>
                </table:table-cell>
                <table:table-cell table:style-name="Tabla7.C2" table:number-columns-spanned="3" office:value-type="string">
                  <text:p text:style-name="P14"/>
                </table:table-cell>
                <table:covered-table-cell/>
                <table:covered-table-cell/>
              </table:table-row>
              <table:table-row table:style-name="Tabla7.1">
                <table:table-cell table:style-name="Tabla7.A3" office:value-type="string">
                  <text:p text:style-name="P12"/>
                </table:table-cell>
                <table:table-cell table:style-name="Tabla7.A3" table:number-columns-spanned="2" office:value-type="string">
                  <text:p text:style-name="P12">PARTIDA EGRESOS</text:p>
                </table:table-cell>
                <table:covered-table-cell/>
                <table:table-cell table:style-name="Tabla7.A3" office:value-type="string">
                  <text:p text:style-name="P12">N° PARTIDA</text:p>
                </table:table-cell>
                <table:table-cell table:style-name="Tabla7.E3" office:value-type="string">
                  <text:p text:style-name="P27"/>
                </table:table-cell>
              </table:table-row>
              <table:table-row table:style-name="Tabla7.1">
                <table:table-cell table:style-name="Tabla7.A4" office:value-type="string">
                  <text:p text:style-name="P14">$698.550 (pesos seiscientos noventa y ocho mil quinientos cincuenta)</text:p>
                </table:table-cell>
                <table:table-cell table:style-name="Tabla7.B4" table:number-columns-spanned="2" office:value-type="string">
                  <text:p text:style-name="P25">“Aporte Nacional – Programa Específico”</text:p>
                </table:table-cell>
                <table:covered-table-cell/>
                <table:table-cell table:style-name="Tabla7.D4" office:value-type="string">
                  <text:p text:style-name="P14"/>
                </table:table-cell>
                <table:table-cell table:style-name="Tabla7.E4" office:value-type="string">
                  <text:p text:style-name="P28"/>
                </table:table-cell>
              </table:table-row>
            </table:table>
            <text:p text:style-name="P40"/>
            <text:p text:style-name="P40"/>
            <text:p text:style-name="P40"/>
            <text:p text:style-name="P40"/>
            <text:p text:style-name="P40"><text:soft-page-break/></text:p>
          </table:table-cell>
        </table:table-row>
        <table:table-row table:style-name="Tabla1.1">
          <table:table-cell table:style-name="Tabla1.A1" office:value-type="string">
            <text:p text:style-name="P45">Art. <text:s/>9º)</text:p>
          </table:table-cell>
          <table:table-cell table:style-name="Tabla1.A1" office:value-type="string">
            <text:p text:style-name="P23"><text:span text:style-name="T11">Se aprueba la suscripción del </text:span><text:span text:style-name="T6">Convenio </text:span>particular <text:span text:style-name="T14">Programa Federal de construcción de viviendas "Techo Digno" </text:span>de fecha 23 de diciembre de 2013 celebrado entre la Subsecretaría de Desarrollo Urbano y Vivienda dependiente de la Secretaría de Obras Públicas del Ministerio de Planificación Federal, Inversión Pública y Servicios, y la Municipalidad de San Carlos de Bariloche, que como <text:span text:style-name="T11">Anexo V forman parte de la presente. </text:span></text:p>
            <text:p text:style-name="P41"/>
          </table:table-cell>
        </table:table-row>
        <table:table-row table:style-name="Tabla1.1">
          <table:table-cell table:style-name="Tabla1.A1" office:value-type="string">
            <text:p text:style-name="P45">Art. <text:s/>10º)</text:p>
          </table:table-cell>
          <table:table-cell table:style-name="Tabla1.A1" office:value-type="string">
            <text:p text:style-name="P39">Comuníquese. Publíquese en el Boletín Oficial. Tómese razón. Cumplido, archívese.</text:p>
          </table:table-cell>
        </table:table-row>
      </table:table>
      <text:p text:style-name="arielito"/>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arielito" style:family="paragraph" style:parent-style-name="Standard">
      <style:paragraph-properties fo:margin-top="0cm" fo:margin-bottom="0.212cm"/>
    </style:style>
    <style:style style:name="Sin_20_nombre1" style:display-name="Sin nombre1" style:family="paragraph" style:parent-style-name="arielito">
      <style:paragraph-properties fo:text-align="justify" style:justify-single-word="false" fo:background-color="transparent">
        <style:background-image/>
      </style:paragraph-properties>
    </style:style>
    <style:style style:name="Sangría_20_2_20_de_20_t._20_independiente1" style:display-name="Sangría 2 de t. independiente1" style:family="paragraph" style:parent-style-name="Standard">
      <style:paragraph-properties fo:margin="100%" fo:margin-left="6.085cm" fo:margin-right="0cm" fo:margin-top="0cm" fo:margin-bottom="0cm" fo:text-align="justify" style:justify-single-word="false" fo:text-indent="-6.085cm"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Fuente_20_de_20_párrafo_20_predeter." style:display-name="Fuente de párrafo predeter." style:family="text"/>
    <style:style style:name="WW8Num3z0" style:family="text">
      <style:text-properties style:font-name="Symbol" fo:font-size="9pt" fo:language="es" fo:country="ES"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font-size="8pt" fo:font-weight="bold" style:font-size-asian="8pt" style:font-weight-asian="bold" style:font-size-complex="8pt"/>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weight="bold" style:font-weight-asian="bold" style:font-name-complex="Trebuchet MS"/>
    </style:style>
    <style:style style:name="MP6"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7"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8" style:family="paragraph" style:parent-style-name="Header">
      <style:paragraph-properties fo:text-align="center" style:justify-single-word="false"/>
    </style:style>
    <style:style style:name="MT1" style:family="text">
      <style:text-properties style:font-name="Trebuchet MS" style:font-name-complex="Trebuchet MS"/>
    </style:style>
    <style:style style:name="MT2" style:family="text">
      <style:text-properties style:font-name="Times New Roman1" style:font-name-complex="Times New Roman1"/>
    </style:style>
    <style:style style:name="MT3" style:family="text">
      <style:text-properties fo:font-size="8pt" style:font-name-asian="Trebuchet MS" style:font-size-asian="8pt" style:font-size-complex="8pt"/>
    </style:style>
    <style:style style:name="MT4" style:family="text">
      <style:text-properties fo:font-size="5pt" style:font-size-asian="5pt"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5cm" fo:margin-left="3cm" fo:margin-right="3cm" style:writing-mode="lr-tb" style:layout-grid-color="#c0c0c0" style:layout-grid-lines="85"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3.598cm" fo:margin-left="3cm" fo:margin-right="3cm" style:writing-mode="lr-tb" style:layout-grid-color="#c0c0c0" style:layout-grid-lines="8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gráficos1" text:anchor-type="char" svg:x="0.298cm" svg:y="0.012cm" svg:width="6.048cm" svg:height="2.26cm" draw:z-index="6"><draw:image xlink:href="Pictures/10000000000000F1000000587432C3F9.jpg" xlink:type="simple" xlink:show="embed" xlink:actuate="onLoad"/><draw:contour-polygon svg:width="8.478cm" svg:height="3.057cm" svg:viewBox="0 0 8478 3057" draw:points="0,0 0,3057 8478,3057 8478,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5"><text:span text:style-name="MT3"><text:s text:c="96"/></text:span><text:span text:style-name="MT4">(Ordenanza 2509-CM-2014)</text:span></text:p>
        <text:p text:style-name="MP6"/>
        <text:p text:style-name="MP7"/>
        <text:p text:style-name="MP8"/>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Nora Ski... </dc:creator>
    <dc:date>2014-09-02T15:35:14</dc:date>
    <meta:print-date>2014-09-02T15:27:01</meta:print-date>
    <meta:editing-cycles>9</meta:editing-cycles>
    <meta:editing-duration>P23DT22H14M16S</meta:editing-duration>
    <meta:generator>LibreOffice/3.5$Linux_x86 LibreOffice_project/350m1$Build-2</meta:generator>
    <meta:printed-by>Nora Ski... </meta:printed-by>
    <meta:document-statistic meta:table-count="7" meta:image-count="1" meta:object-count="0" meta:page-count="7" meta:paragraph-count="140" meta:word-count="2093" meta:character-count="14616" meta:non-whitespace-character-count="12427"/>
    <meta:user-defined meta:name="Información 1"/>
    <meta:user-defined meta:name="Información 2"/>
    <meta:user-defined meta:name="Información 3"/>
    <meta:user-defined meta:name="Información 4"/>
  </office:meta>
</office:document-meta>
</file>